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, Helvetica, sans-serif" svg:font-family="'Arial, Helvetica, sans-serif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15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  <style:text-properties fo:color="#000000" loext:opacity="100%" style:font-name="Liberation Sans" fo:font-size="14pt" fo:font-weight="bold" fo:background-color="transparent" style:font-name-asian="Liberation Sans" style:font-name-complex="Liberation Sans"/>
    </style:style>
    <style:style style:name="P3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Arial, Helvetica, sans-serif" fo:font-size="12pt" fo:font-weight="normal" fo:background-color="transparent" style:font-name-asian="Arial, Helvetica, sans-serif" style:font-name-complex="Arial, Helvetica, sans-serif"/>
    </style:style>
    <style:style style:name="P4" style:family="paragraph" style:parent-style-name="Standard" style:list-style-name="L1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Arial, Helvetica, sans-serif" fo:font-size="12pt" fo:font-weight="normal" fo:background-color="transparent" style:font-name-asian="Arial, Helvetica, sans-serif" style:font-name-complex="Arial, Helvetica, sans-serif"/>
    </style:style>
    <style:style style:name="P5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Arial, Helvetica, sans-serif" fo:font-size="12pt" fo:font-weight="normal" officeooo:rsid="0015c4db" officeooo:paragraph-rsid="0015c4db" fo:background-color="transparent" style:font-name-asian="Arial, Helvetica, sans-serif" style:font-name-complex="Arial, Helvetica, sans-serif"/>
    </style:style>
    <style:style style:name="P6" style:family="paragraph" style:parent-style-name="Standard" style:list-style-name="L2">
      <style:paragraph-properties fo:margin-top="0in" fo:margin-bottom="0.0972in" style:contextual-spacing="false" fo:line-height="115%" fo:text-align="start" style:justify-single-word="false"/>
      <style:text-properties officeooo:paragraph-rsid="0015c4db"/>
    </style:style>
    <style:style style:name="P7" style:family="paragraph" style:parent-style-name="Standard" style:list-style-name="L2">
      <style:paragraph-properties fo:margin-top="0in" fo:margin-bottom="0.0972in" style:contextual-spacing="false" fo:line-height="115%" fo:text-align="start" style:justify-single-word="false"/>
      <style:text-properties officeooo:rsid="0015c4db" officeooo:paragraph-rsid="0015c4db"/>
    </style:style>
    <style:style style:name="T1" style:family="text">
      <style:text-properties fo:color="#000000" loext:opacity="100%" style:font-name="Arial, Helvetica, sans-serif" fo:font-size="12pt" fo:font-weight="normal" fo:background-color="transparent" loext:char-shading-value="0" style:font-name-asian="Arial, Helvetica, sans-serif" style:font-name-complex="Arial, Helvetica, sans-serif"/>
    </style:style>
    <style:style style:name="T2" style:family="text">
      <style:text-properties fo:color="#000000" loext:opacity="100%" style:font-name="Arial, Helvetica, sans-serif" fo:font-size="12pt" fo:font-weight="normal" officeooo:rsid="0015c4db" fo:background-color="transparent" loext:char-shading-value="0" style:font-name-asian="Arial, Helvetica, sans-serif" style:font-name-complex="Arial, Helvetica, sans-serif"/>
    </style:style>
    <style:style style:name="T3" style:family="text">
      <style:text-properties fo:color="#000000" loext:opacity="100%" style:font-name="Arial, Helvetica, sans-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, Helvetica, sans-serif" style:font-name-complex="Arial, Helvetica, sans-serif"/>
    </style:style>
    <style:style style:name="T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Arial, Helvetica, sans-serif" fo:font-size="12pt" fo:font-weight="normal" fo:background-color="transparent" loext:char-shading-value="0" style:font-name-asian="Arial, Helvetica, sans-serif" style:font-name-complex="Arial, Helvetica, sans-serif"/>
    </style:style>
    <style:style style:name="T6" style:family="text">
      <style:text-properties fo:color="#0000ff" loext:opacity="100%" style:font-name="Arial, Helvetica, sans-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, Helvetica, sans-serif" style:font-name-complex="Arial, Helvetica, sans-serif"/>
    </style:style>
    <style:style style:name="T7" style:family="text">
      <style:text-properties officeooo:rsid="0015baf2"/>
    </style:style>
    <style:style style:name="T8" style:family="text">
      <style:text-properties officeooo:rsid="0015c4db"/>
    </style:style>
    <style:style style:name="T9" style:family="text">
      <style:text-properties officeooo:rsid="00161c99"/>
    </style:style>
    <text:list-style style:name="L1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me for mobile-aloha yadsara</text:p>
      <text:p text:style-name="P1"><text:span text:style-name="T4"/></text:p>
      <text:p text:style-name="P3">00000000000000000000000000000000000000000000000000000000000000000000000</text:p>
      <text:p text:style-name="P1"><text:span text:style-name="T1">repo is from here: </text:span><text:a xlink:type="simple" xlink:href="https://github.com/MarkFzp/act-plus-plus" text:style-name="Internet_20_link" text:visited-style-name="Visited_20_Internet_20_Link"><text:span text:style-name="T6">https://github.com/MarkFzp/act-plus-plus</text:span></text:a></text:p>
      <text:p text:style-name="P3">0000000000000000000000000000000000000000000000000000000000000000000000000000000000000000000000000000000000000000000000000000</text:p>
      <text:p text:style-name="P3">[installation of enviroment](0324)(windows 11)</text:p>
      <text:list text:style-name="L1">
        <text:list-item>
          <text:p text:style-name="P4">instead of suggested packages (from github page), install latest versions (will happen by default you don't specify version)</text:p>
        </text:list-item>
        <text:list-item>
          <text:p text:style-name="P4">see requirements.txt</text:p>
        </text:list-item>
      </text:list>
      <text:p text:style-name="P3">###########################################################</text:p>
      <text:p text:style-name="P3">[installing robomim<text:span text:style-name="T7">i</text:span>c]<text:span text:style-name="T9">[or using modules from robomimic in “ys_imitate episodes” or “imitate episodes”]</text:span></text:p>
      <text:p text:style-name="P3">error: <text:s/>ERROR: Failed building wheel for egl-probe</text:p>
      <text:p text:style-name="P3">solution<text:span text:style-name="T8">_1 (finally didn’t work)</text:span>: install cmake</text:p>
      <text:p text:style-name="P5">solution_2 (worked): </text:p>
      <text:list text:style-name="L2">
        <text:list-item>
          <text:p text:style-name="P6"><text:span text:style-name="T2">clone robomimic into same dir where act_plus_plus <text:s/>is located</text:span></text:p>
        </text:list-item>
        <text:list-item>
          <text:p text:style-name="P7"><text:span text:style-name="T2">s</text:span><text:span text:style-name="T1">imply import necessary modules from robomimic</text:span></text:p>
        </text:list-item>
      </text:list>
      <text:p text:style-name="P3">#########################################################</text:p>
      <text:p text:style-name="P3">[installing cmake][windows 11](0324)</text:p>
      <text:p text:style-name="P1"><text:a xlink:type="simple" xlink:href="https://cmake.org/download/" text:style-name="Internet_20_link" text:visited-style-name="Visited_20_Internet_20_Link"><text:span text:style-name="T3">https://cmake.org/download/</text:span></text:a><text:span text:style-name="T3"/></text:p>
      <text:p text:style-name="P1"><text:span text:style-name="T1">########################################################</text:span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0000000000000000000000000000000000000000000000000000000000000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, Helvetica, sans-serif" svg:font-family="'Arial, Helvetica, sans-serif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8T11:04:38.366000000</dc:date>
    <meta:editing-duration>PT8M5S</meta:editing-duration>
    <meta:editing-cycles>3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9" meta:word-count="89" meta:character-count="1104" meta:non-whitespace-character-count="1035"/>
  </office:meta>
</office:document-meta>
</file>